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/>
      <style:text-properties style:font-name="Calibri" style:font-name-complex="Calibri" fo:font-size="11pt" style:font-size-asian="11pt" style:font-size-complex="11pt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style:text-position="super 63.6%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2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ableColumn23" style:family="table-column">
      <style:table-column-properties style:column-width="1.8125in" style:use-optimal-column-width="false"/>
    </style:style>
    <style:style style:name="TableColumn24" style:family="table-column">
      <style:table-column-properties style:column-width="1.5729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Calibri" style:font-name-complex="Calibri" fo:font-weight="bold" style:font-weight-asian="bold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style:font-name-complex="Calibri" fo:font-weight="bold" style:font-weight-asian="bold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P7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T7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6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P77" style:parent-style-name="TableContents" style:list-style-name="LFO9" style:family="paragraph">
      <style:text-properties style:font-name="Calibri" style:font-name-complex="Calibri" fo:font-size="11pt" style:font-size-asian="11pt" style:font-size-complex="11pt"/>
    </style:style>
    <style:style style:name="P7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79" style:parent-style-name="TableContents" style:list-style-name="LFO10" style:family="paragraph">
      <style:text-properties style:font-name="Calibri" style:font-name-complex="Calibri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4" style:parent-style-name="TableContents" style:list-style-name="LFO6" style:family="paragraph">
      <style:text-properties style:font-name="Calibri" style:font-name-complex="Calibri" fo:font-size="11pt" style:font-size-asian="11pt" style:font-size-complex="11pt"/>
    </style:style>
    <style:style style:name="P85" style:parent-style-name="TableContents" style:list-style-name="LFO6" style:family="paragraph">
      <style:text-properties style:font-name="Calibri" style:font-name-complex="Calibri" fo:font-size="11pt" style:font-size-asian="11pt" style:font-size-complex="11pt"/>
    </style:style>
    <style:style style:name="P86" style:parent-style-name="TableContents" style:list-style-name="LFO6" style:family="paragraph">
      <style:text-properties style:font-name="Calibri" style:font-name-complex="Calibri" fo:font-size="11pt" style:font-size-asian="11pt" style:font-size-complex="11pt"/>
    </style:style>
    <style:style style:name="P87" style:parent-style-name="ListParagraph" style:list-style-name="LFO6" style:family="paragraph">
      <style:text-properties style:font-name="Calibri" style:font-name-complex="Calibri" fo:font-size="11pt" style:font-size-asian="11pt" style:font-size-complex="11pt"/>
    </style:style>
    <style:style style:name="P88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89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0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1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2" style:parent-style-name="TableContents" style:list-style-name="LFO2" style:family="paragraph">
      <style:text-properties style:font-name="Calibri" style:font-name-complex="Calibri" fo:font-size="11pt" style:font-size-asian="11pt" style:font-size-complex="11pt"/>
    </style:style>
    <style:style style:name="P93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94" style:parent-style-name="TableContents" style:list-style-name="LFO7" style:family="paragraph">
      <style:text-properties style:font-name="Calibri" style:font-name-complex="Calibri" fo:font-size="11pt" style:font-size-asian="11pt" style:font-size-complex="11pt"/>
    </style:style>
    <style:style style:name="P95" style:parent-style-name="TableContents" style:list-style-name="LFO7" style:family="paragraph">
      <style:text-properties style:font-name="Calibri" style:font-name-complex="Calibri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99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0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1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2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3" style:parent-style-name="TableContents" style:list-style-name="LFO8" style:family="paragraph">
      <style:text-properties style:font-name="Calibri" style:font-name-complex="Calibri" fo:font-size="11pt" style:font-size-asian="11pt" style:font-size-complex="11pt"/>
    </style:style>
    <style:style style:name="P104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5" style:parent-style-name="TableContents" style:list-style-name="LFO5" style:family="paragraph">
      <style:text-properties style:font-name="Calibri" style:font-name-complex="Calibri" fo:font-size="11pt" style:font-size-asian="11pt" style:font-size-complex="11pt"/>
    </style:style>
    <style:style style:name="P106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07" style:parent-style-name="ListParagraph" style:list-style-name="LFO13" style:family="paragraph">
      <style:text-properties style:font-name="Calibri" style:font-name-complex="Calibri"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1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2" style:parent-style-name="TableContents" style:list-style-name="LFO11" style:family="paragraph">
      <style:text-properties style:font-name="Calibri" style:font-name-complex="Calibri" fo:font-size="11pt" style:font-size-asian="11pt" style:font-size-complex="11pt"/>
    </style:style>
    <style:style style:name="P113" style:parent-style-name="TableContents" style:list-style-name="LFO11" style:family="paragraph">
      <style:text-properties style:font-name="Calibri" style:font-name-complex="Calibri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7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18" style:parent-style-name="TableContents" style:list-style-name="LFO12" style:family="paragraph">
      <style:text-properties style:font-name="Calibri" style:font-name-complex="Calibri"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2" style:parent-style-name="TableContents" style:family="paragraph">
      <style:text-properties style:font-name="Calibri" style:font-name-complex="Calibri" fo:font-size="11pt" style:font-size-asian="11pt" style:font-size-complex="11pt"/>
    </style:style>
    <style:style style:name="P123" style:parent-style-name="TableContents" style:list-style-name="LFO12" style:family="paragraph">
      <style:text-properties style:font-name="Calibri" style:font-name-complex="Calibri" fo:font-size="11pt" style:font-size-asian="11pt" style:font-size-complex="11pt"/>
    </style:style>
    <style:style style:name="TableRow124" style:family="table-row">
      <style:table-row-properties style:min-row-height="0.3965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27" style:parent-style-name="TableContents" style:list-style-name="LFO12" style:family="paragraph">
      <style:text-properties style:font-name="Calibri" style:font-name-complex="Calibri" fo:font-size="11pt" style:font-size-asian="11pt" style:font-size-complex="11pt"/>
    </style:style>
    <style:style style:name="P128" style:parent-style-name="Standard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Retail Web Turnkey Progress Report:<text:s/>Week 5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14</text:span><text:span text:style-name="T11">th</text:span><text:span text:style-name="T12"><text:s/>– Sunday 20</text:span><text:span text:style-name="T13">th</text:span><text:span text:style-name="T14"><text:s/>August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 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>67 Hours</text:p>
                </table:table-cell>
                <table:table-cell table:style-name="TableCell50">
                  <text:p text:style-name="P51">73.25 Hours</text:p>
                </table:table-cell>
                <table:table-cell table:style-name="TableCell52">
                  <text:p text:style-name="P53">82 Hours</text:p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</text:p>
            <text:list text:style-name="LFO9" text:continue-numbering="true">
              <text:list-item>
                <text:p text:style-name="P76">The backups are automatically allocated to each member computer whenever we use “pull” command on GitHub.</text:p>
              </text:list-item>
              <text:list-item>
                <text:p text:style-name="P77">Secondary weekly backup is restored on a hard drive manage by Mark.</text:p>
              </text:list-item>
            </text:list>
            <text:p text:style-name="P78">Backups tested:</text:p>
            <text:list text:style-name="LFO10" text:continue-numbering="true">
              <text:list-item>
                <text:p text:style-name="P79">When team uses GitHub.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Work Completed this reporting period:</text:p>
            <text:p text:style-name="P83">James:</text:p>
            <text:list text:style-name="LFO6" text:continue-numbering="true">
              <text:list-item>
                <text:p text:style-name="P84">Lead this weeks team meeting and supplied the minutes for the previous meeting.</text:p>
              </text:list-item>
              <text:list-item>
                <text:p text:style-name="P85">Prepared the team for audit on week 06.</text:p>
              </text:list-item>
              <text:list-item>
                <text:p text:style-name="P86">Began systems analysis and design work, mostly use case<text:s/>diagrams and systems sequence diagrams.</text:p>
              </text:list-item>
              <text:list-item>
                <text:p text:style-name="P87">Total hours: 22.5<text:s/>Hours</text:p>
              </text:list-item>
            </text:list>
            <text:p text:style-name="P88">Mark:</text:p>
            <text:list text:style-name="LFO2" text:continue-numbering="true">
              <text:list-item>
                <text:p text:style-name="P89">Research about user interface.</text:p>
              </text:list-item>
              <text:list-item>
                <text:p text:style-name="P90">Completed the bulk of the systems analysis work.</text:p>
              </text:list-item>
              <text:list-item>
                <text:p text:style-name="P91">Update GanttChart.</text:p>
              </text:list-item>
              <text:list-item>
                <text:p text:style-name="P92">Total Hours: 22.25 Hours</text:p>
              </text:list-item>
            </text:list>
            <text:p text:style-name="P93">Tom:</text:p>
            <text:list text:style-name="LFO7" text:continue-numbering="true">
              <text:list-item>
                <text:p text:style-name="P94">Began reseaching and designing database functionality and architecture for the turnkey system.</text:p>
              </text:list-item>
              <text:list-item>
                <text:p text:style-name="P95">Total Hours: 20 Hours</text:p>
              </text:list-item>
            </text:list>
          </table:table-cell>
        </table:table-row>
        <table:table-row table:style-name="TableRow96">
          <table:table-cell table:style-name="TableCell97">
            <text:p text:style-name="P98">Work to complete for next reporting period:</text:p>
            <text:p text:style-name="P99">James:</text:p>
            <text:list text:style-name="LFO8" text:continue-numbering="true">
              <text:list-item>
                <text:p text:style-name="P100">Complete the remaining systems analysis and design of the system.</text:p>
              </text:list-item>
              <text:list-item>
                <text:p text:style-name="P101">Move to the research and development phase for the presentation and business layers of the Turnkey system.</text:p>
              </text:list-item>
              <text:list-item>
                <text:p text:style-name="P102">Depending<text:s/>on audit results, make adjustments to the projects management processes.</text:p>
              </text:list-item>
              <text:list-item>
                <text:p text:style-name="P103">Target total hours: 30 – 40</text:p>
              </text:list-item>
            </text:list>
            <text:p text:style-name="P104">Mark:</text:p>
            <text:list text:style-name="LFO5" text:continue-numbering="true">
              <text:list-item>
                <text:p text:style-name="P105">Get an audit from Glenda.</text:p>
              </text:list-item>
            </text:list>
            <text:p text:style-name="P106">Tom:</text:p>
            <text:list text:style-name="LFO13" text:continue-numbering="true">
              <text:list-item>
                <text:p text:style-name="P107">Working on database side of the system analysis and design of the system.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What’s going well:</text:p>
            <text:p text:style-name="P111">James:</text:p>
            <text:soft-page-break/>
            <text:list text:style-name="LFO11" text:continue-numbering="true">
              <text:list-item>
                <text:p text:style-name="P112">The team is still working well together.</text:p>
              </text:list-item>
              <text:list-item>
                <text:p text:style-name="P113">Being stricter and more disciplined with the amount of time spent on campus has been successful.</text:p>
              </text:list-item>
            </text:list>
          </table:table-cell>
        </table:table-row>
        <text:soft-page-break/>
        <table:table-row table:style-name="TableRow114">
          <table:table-cell table:style-name="TableCell115">
            <text:p text:style-name="P116">What’s not going well:</text:p>
            <text:p text:style-name="P117">James:<text:s/></text:p>
            <text:list text:style-name="LFO12" text:continue-numbering="true">
              <text:list-item>
                <text:p text:style-name="P118">Some members may have lower than satisfactory logged hours, this can be attributed to a slow completion of the proposal. <text:s/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Suggestions/issues:</text:p>
            <text:p text:style-name="P122">James:<text:s/></text:p>
            <text:list text:style-name="LFO12" text:continue-numbering="true">
              <text:list-item>
                <text:p text:style-name="P123">In order to make up for lost hours, the team should be working on campus from 9am to roughly 4pm, with supplementary hours<text:s/>being logged off campus. This should get the team to the 30 – 35 hours required to meet the 450 hour requirement of the project.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Project Changes:</text:p>
            <text:list text:style-name="LFO12" text:continue-numbering="true">
              <text:list-item>
                <text:p text:style-name="P127">None</text:p>
              </text:list-item>
            </text:list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 I I</dc:creator>
    <meta:creation-date>2017-08-18T12:54:00Z</meta:creation-date>
    <dc:date>2017-08-22T01:42:00Z</dc:date>
    <meta:template xlink:href="Normal" xlink:type="simple"/>
    <meta:editing-cycles>14</meta:editing-cycles>
    <meta:editing-duration>PT2280S</meta:editing-duration>
    <meta:document-statistic meta:page-count="2" meta:paragraph-count="4" meta:word-count="330" meta:character-count="2211" meta:row-count="15" meta:non-whitespace-character-count="1885"/>
  </office:meta>
</office:document-meta>
</file>